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64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6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6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6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68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6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2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7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7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7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7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7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88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89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9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9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9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9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9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9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9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9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0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0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0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0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0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0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0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0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0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0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110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11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1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13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14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1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16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1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1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1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2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2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22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2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2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2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2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27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2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29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30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3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3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3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3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3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3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3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3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3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4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4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4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4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4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4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4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4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50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51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5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5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54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55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5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5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5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5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60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6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6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63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64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65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66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67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68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69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70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7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7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7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7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7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7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7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7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7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8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8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8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8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8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8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8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87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188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189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190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191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192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193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19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19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19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197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198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199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00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01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02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27"/>
          <table:table-cell table:style-name="ce25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-2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